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9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layer 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Cost</text:p>
          </table:table-cell>
        </table:table-row>
        <table:table-row table:style-name="ro2">
          <table:table-cell office:value-type="string" calcext:value-type="string">
            <text:p/>
            <text:p>Shikhar Dhaw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<text:s/>Rohit Sharm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irat Kohl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jinkya Rahan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anish Pande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S Dhon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Wicket Keep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avichandran Ashw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ll Round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vindra Jadej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ll Round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ohammed Sha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owl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xar Pate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ll Rounde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shant Sharm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owl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mesh Yadav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owl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urkeerat Singh Man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ishi Dhaw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ll Round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rinder Sra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owl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Yuvraj Sing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uresh Rain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arbhajan Singh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owle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Hardik Pandy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atsma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huvneshwar Kuma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owle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shish Nehr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Bowl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aron Finc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tsman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teven Smit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tsman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haun Mars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tsm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itchell Marsh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ll Round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eorge Baile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tsman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enn Maxwell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ll Rounder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atthew Wad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Wicket Keep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James Faulkn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ll Rounde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ane Richards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wle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ott Bolan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wler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oel Pari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wler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John Hasting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wler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Usman Khawaj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tsman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avid Warn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atsman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athan Lyon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owler</text:p>
          </table:table-cell>
          <table:table-cell office:value-type="float" office:value="65" calcext:value-type="float">
            <text:p>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23:23:50.802464029</meta:creation-date>
    <dc:date>2016-01-21T23:48:51.043079104</dc:date>
    <meta:editing-duration>PT8M8S</meta:editing-duration>
    <meta:editing-cycles>1</meta:editing-cycles>
    <meta:document-statistic meta:table-count="1" meta:cell-count="148" meta:object-count="0"/>
    <meta:generator>LibreOffice/4.2.8.2$Linux_X86_64 LibreOffice_project/420m0$Build-2</meta:generator>
  </office:meta>
</office:document-meta>
</file>